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6cm" draw:caption-point-x="-0.61cm" draw:caption-point-y="1.377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05T09:01:31.01">
            <text:p>2020/3/5 9:01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2020/03/05</text:date>, <text:time>09:2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05T09:22:19.57</dc:date>
    <dc:creator>iwabuchi ken</dc:creator>
    <meta:editing-duration>PT19H12M</meta:editing-duration>
    <meta:editing-cycles>64</meta:editing-cycles>
    <meta:generator>OpenOffice/4.1.3$Win32 OpenOffice.org_project/413m1$Build-9783</meta:generator>
    <meta:document-statistic meta:table-count="1" meta:cell-count="337" meta:object-count="0"/>
    <meta:user-defined meta:name="sheets-banding"/>
    <meta:user-defined meta:name="sheets-original-selection"/>
  </office:meta>
</office:document-meta>
</file>